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a58" officeooo:paragraph-rsid="001d7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github.com/thejinxters/pbnt/blob/master/bayesnet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3:34:04.174875900</meta:creation-date>
    <dc:date>2014-11-09T13:35:15.44767751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9" meta:non-whitespace-character-count="59"/>
    <meta:generator>LibreOffice/4.2.6.3$Linux_X86_64 LibreOffice_project/420m0$Build-3</meta:generator>
  </office:meta>
</office:document-meta>
</file>